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22.532cm"/>
    </style:style>
    <style:style style:name="co6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style:use-window-font-color="true"/>
    </style:style>
    <style:style style:name="ce6" style:family="table-cell" style:parent-style-name="Default">
      <style:table-cell-properties fo:wrap-option="wrap" style:vertical-align="middle"/>
      <style:text-properties fo:color="#ff0000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3" table:default-cell-style-name="ce4"/>
        <table:table-column table:style-name="co5" table:default-cell-style-name="ce4"/>
        <table:table-row table:style-name="ro3">
          <table:table-cell table:style-name="ce1" office:value-type="string" table:number-columns-spanned="3" table:number-rows-spanned="1">
            <text:p>google.maps.Polyline class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Default" office:value-type="string" table:number-columns-spanned="3" table:number-rows-spanned="1">
            <text:p>A polyline is a linear overlay of connected line segments on the map.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4">
          <table:table-cell table:style-name="Default" office:value-type="string">
            <text:p>This class extends <text:a xlink:href="../MVCObject%20class.ods">MVCObject</text:a>.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5">
          <table:table-cell table:style-name="ce2" office:value-type="string">
            <text:p>Constructor</text:p>
          </table:table-cell>
          <table:table-cell/>
          <table:table-cell table:style-name="Default"/>
        </table:table-row>
        <table:table-row table:style-name="ro4">
          <table:table-cell table:style-name="ce3" office:value-type="string">
            <text:p>Constructor </text:p>
          </table:table-cell>
          <table:table-cell table:style-name="ce3" office:value-type="string">
            <text:p>Description</text:p>
          </table:table-cell>
          <table:table-cell table:style-name="Default"/>
        </table:table-row>
        <table:table-row table:style-name="ro6">
          <table:table-cell table:style-name="ce4" office:value-type="string">
            <text:p>Polyline(opts?:<text:a xlink:href="../PolylineOptions%20object.ods">PolylineOptions</text:a>) </text:p>
          </table:table-cell>
          <table:table-cell office:value-type="string" table:number-columns-spanned="2" table:number-rows-spanned="1">
            <text:p>Create a polyline using the passed <text:a xlink:href="../PolylineOptions%20object.ods">PolylineOptions</text:a>, which specify both the path of the polyline and the stroke style to use when drawing the polyline. You may pass either an array of LatLngs or an <text:a xlink:href="../MVCArray%20class.ods">MVCArray</text:a> of LatLngs when constructing a polyline, though simple arrays are converted to MVCArrays within the polyline upon instantiation.</text:p>
          </table:table-cell>
          <table:covered-table-cell table:style-name="Default"/>
        </table:table-row>
        <table:table-row table:style-name="ro2">
          <table:table-cell table:style-name="Default" table:number-columns-repeated="3"/>
        </table:table-row>
        <table:table-row table:style-name="ro5">
          <table:table-cell table:style-name="ce2" office:value-type="string">
            <text:p>Method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Methods </text:p>
          </table:table-cell>
          <table:table-cell table:style-name="ce3" office:value-type="string">
            <text:p>Return Value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getEditable() </text:p>
          </table:table-cell>
          <table:table-cell office:value-type="string">
            <text:p>boolean </text:p>
          </table:table-cell>
          <table:table-cell office:value-type="string">
            <text:p>Returns whether this shape can be edited by the user.</text:p>
          </table:table-cell>
        </table:table-row>
        <table:table-row table:style-name="ro4">
          <table:table-cell table:style-name="ce6" office:value-type="string">
            <text:p>getMap()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Returns the map on which this shape is attached.</text:p>
          </table:table-cell>
        </table:table-row>
        <table:table-row table:style-name="ro4">
          <table:table-cell office:value-type="string">
            <text:p>getPath() </text:p>
          </table:table-cell>
          <table:table-cell office:value-type="string">
            <text:p><text:a xlink:href="../MVCArray%20class.ods">MVCArray</text:a>.&lt;<text:a xlink:href="../LatLng%20class.ods">LatLng</text:a>&gt; </text:p>
          </table:table-cell>
          <table:table-cell office:value-type="string">
            <text:p>Retrieves the first path.</text:p>
          </table:table-cell>
        </table:table-row>
        <table:table-row table:style-name="ro4">
          <table:table-cell office:value-type="string">
            <text:p>getVisible() </text:p>
          </table:table-cell>
          <table:table-cell office:value-type="string">
            <text:p>boolean </text:p>
          </table:table-cell>
          <table:table-cell office:value-type="string">
            <text:p>Returns whether this poly is visible on the map.</text:p>
          </table:table-cell>
        </table:table-row>
        <table:table-row table:style-name="ro4">
          <table:table-cell office:value-type="string">
            <text:p>setEditable(editable:boolean) </text:p>
          </table:table-cell>
          <table:table-cell office:value-type="string">
            <text:p>None </text:p>
          </table:table-cell>
          <table:table-cell office:value-type="string">
            <text:p>If set to true, the user can edit this shape by dragging the control points shown at the vertices and on each segment.</text:p>
          </table:table-cell>
        </table:table-row>
        <table:table-row table:style-name="ro4">
          <table:table-cell table:style-name="ce6"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office:value-type="string">
            <text:p>Renders this shape on the specified map. If map is set to null, the shape will be removed.</text:p>
          </table:table-cell>
        </table:table-row>
        <table:table-row table:style-name="ro4">
          <table:table-cell office:value-type="string">
            <text:p>setOptions(options:<text:a xlink:href="../PolylineOptions%20object.ods">PolylineOptions</text:a>) </text:p>
          </table:table-cell>
          <table:table-cell office:value-type="string">
            <text:p>None </text:p>
          </table:table-cell>
          <table:table-cell/>
        </table:table-row>
        <table:table-row table:style-name="ro7">
          <table:table-cell office:value-type="string">
            <text:p>setPath(path:<text:a xlink:href="../MVCArray%20class.ods">MVCArray</text:a>.&lt;<text:a xlink:href="../LatLng%20class.ods">LatLng</text:a>&gt;|Array.&lt;<text:a xlink:href="../LatLng%20class.ods">LatLng</text:a>&gt;) </text:p>
          </table:table-cell>
          <table:table-cell office:value-type="string">
            <text:p>None </text:p>
          </table:table-cell>
          <table:table-cell office:value-type="string">
            <text:p>Sets the first path. See <text:a xlink:href="../PolylineOptions%20object.ods">PolylineOptions</text:a> for more details.</text:p>
          </table:table-cell>
        </table:table-row>
        <table:table-row table:style-name="ro4">
          <table:table-cell office:value-type="string">
            <text:p>setVisible(visible:boolean) </text:p>
          </table:table-cell>
          <table:table-cell office:value-type="string">
            <text:p>None </text:p>
          </table:table-cell>
          <table:table-cell office:value-type="string">
            <text:p>Hides this poly if set to false.</text:p>
          </table:table-cell>
        </table:table-row>
        <table:table-row table:style-name="ro2">
          <table:table-cell table:number-columns-repeated="3"/>
        </table:table-row>
        <table:table-row table:style-name="ro5">
          <table:table-cell table:style-name="ce2" office:value-type="string">
            <text:p>Event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Events </text:p>
          </table:table-cell>
          <table:table-cell table:style-name="ce3" office:value-type="string">
            <text:p>Arguments 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click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when the DOM click event is fired on the Polyline.</text:p>
          </table:table-cell>
        </table:table-row>
        <table:table-row table:style-name="ro4">
          <table:table-cell office:value-type="string">
            <text:p>dblclick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when the DOM dblclick event is fired on the Polyline.</text:p>
          </table:table-cell>
        </table:table-row>
        <table:table-row table:style-name="ro4">
          <table:table-cell office:value-type="string">
            <text:p>mousedown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when the DOM mousedown event is fired on the Polyline.</text:p>
          </table:table-cell>
        </table:table-row>
        <table:table-row table:style-name="ro4">
          <table:table-cell office:value-type="string">
            <text:p>mousemove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when the DOM mousemove event is fired on the Polyline.</text:p>
          </table:table-cell>
        </table:table-row>
        <table:table-row table:style-name="ro4">
          <table:table-cell office:value-type="string">
            <text:p>mouseout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on Polyline mouseout.</text:p>
          </table:table-cell>
        </table:table-row>
        <table:table-row table:style-name="ro4">
          <table:table-cell office:value-type="string">
            <text:p>mouseover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on Polyline mouseover.</text:p>
          </table:table-cell>
        </table:table-row>
        <table:table-row table:style-name="ro4">
          <table:table-cell office:value-type="string">
            <text:p>mouseup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when the DOM mouseup event is fired on the Polyline.</text:p>
          </table:table-cell>
        </table:table-row>
        <table:table-row table:style-name="ro4">
          <table:table-cell office:value-type="string">
            <text:p>rightclick </text:p>
          </table:table-cell>
          <table:table-cell office:value-type="string">
            <text:p><text:a xlink:href="../PolyMouseEvent%20object.ods">PolyMouseEvent</text:a></text:p>
          </table:table-cell>
          <table:table-cell office:value-type="string">
            <text:p>This event is fired when the Polyline is right-clicked on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2:00:20.71</meta:creation-date>
    <dc:date>2012-08-15T16:31:14.40</dc:date>
    <meta:editing-duration>PT1H22M33S</meta:editing-duration>
    <meta:editing-cycles>9</meta:editing-cycles>
    <meta:generator>LibreOffice/3.5$Windows_x86 LibreOffice_project/165a79a-7059095-e13bb37-fef39a4-9503d18</meta:generator>
    <meta:document-statistic meta:table-count="3" meta:cell-count="66" meta:object-count="0"/>
  </office:meta>
</office:document-meta>
</file>